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4B7000022BB8532003F.svm"/>
  <manifest:file-entry manifest:media-type="" manifest:full-path="Pictures/2000000700003482000020F9FB0A1C0A.svm"/>
  <manifest:file-entry manifest:media-type="" manifest:full-path="Pictures/200000070000476C0000202685D19903.svm"/>
  <manifest:file-entry manifest:media-type="" manifest:full-path="Pictures/2000000700002EB8000020F923B5EE6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atalon Studio test</text:p>
      <text:p text:style-name="P1"/>
      <text:p text:style-name="P4">Etape 1 : Création d'un nouveau projet SOAP</text:p>
      <text:p text:style-name="P4"/>
      <text:p text:style-name="P2">Dans un premier temps, créer un nouveau projet vide. </text:p>
      <text:p text:style-name="P2"/>
      <text:p text:style-name="P3"><draw:frame draw:style-name="fr1" draw:name="images1" text:anchor-type="paragraph" svg:width="14.709cm" svg:height="6.495cm" draw:z-index="0"><draw:image xlink:href="Pictures/200000070000476C0000202685D19903.svm" xlink:type="simple" xlink:show="embed" xlink:actuate="onLoad"/></draw:frame></text:p>
      <text:p text:style-name="P2">Puis créer un nouveau dossier dans le dossier Object repository.</text:p>
      <text:p text:style-name="P2"/>
      <text:p text:style-name="P2"><draw:frame draw:style-name="fr1" draw:name="images2" text:anchor-type="paragraph" svg:width="13.443cm" svg:height="8.44cm" draw:z-index="1"><draw:image xlink:href="Pictures/2000000700003482000020F9FB0A1C0A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Créer par la suite une nouvelle requête.</text:p>
      <text:p text:style-name="P2"/>
      <text:p text:style-name="P2"><draw:frame draw:style-name="fr2" draw:name="images3" text:anchor-type="paragraph" svg:width="11.959cm" svg:height="8.44cm" draw:z-index="2"><draw:image xlink:href="Pictures/2000000700002EB8000020F923B5EE6D.svm" xlink:type="simple" xlink:show="embed" xlink:actuate="onLoad"/></draw:frame></text:p>
      <text:p text:style-name="P2">Puis renseigner les champs. </text:p>
      <text:p text:style-name="P2"/>
      <text:p text:style-name="P2"><draw:frame draw:style-name="fr1" draw:name="images4" text:anchor-type="paragraph" svg:width="13.496cm" svg:height="8.892cm" draw:z-index="3"><draw:image xlink:href="Pictures/20000007000034B7000022BB8532003F.svm" xlink:type="simple" xlink:show="embed" xlink:actuate="onLoad"/></draw:frame></text:p>
      <text:p text:style-name="P2"/>
      <text:p text:style-name="P6"><text:span text:style-name="T1">Link de l'exemple : </text:span><text:a xlink:type="simple" xlink:href="http://www.dneonline.com/calculator.asmx?WSDL" text:style-name="Internet_20_link" text:visited-style-name="Visited_20_Internet_20_Link">http://www.dneonline.com/calculator.asmx?WSDL</text:a> </text:p>
      <text:p text:style-name="P6"/>
      <text:p text:style-name="P6"/>
      <text:p text:style-name="P6">Télécharger ensuite le plugin Wizd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35S</meta:editing-duration>
    <meta:editing-cycles>7</meta:editing-cycles>
    <meta:generator>OpenOffice/4.1.6$Win32 OpenOffice.org_project/416m1$Build-9790</meta:generator>
    <dc:date>2019-05-02T15:16:32.14</dc:date>
    <meta:document-statistic meta:table-count="0" meta:image-count="4" meta:object-count="0" meta:page-count="2" meta:paragraph-count="8" meta:word-count="51" meta:character-count="350"/>
    <meta:user-defined meta:name="Info 1"/>
    <meta:user-defined meta:name="Info 2"/>
    <meta:user-defined meta:name="Info 3"/>
    <meta:user-defined meta:name="Info 4"/>
  </office:meta>
</office:document-meta>
</file>